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4.06.2023 19:48:49&#13;&#13;__ Compilation of the extension &quot;For all users&quot; __&#13;&#13;&#13;Extension package created : yw-cnv-Ls-0.99.0.oxt&#13;Update file created : yw-cnv-Ls.update.xml&#13;&#13;14.06.2023 19:48: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591121185065787079"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75792415577420283" text:style-name="L2">
        <text:list-item>
          <text:p text:style-name="P44">Version 2.1.2 :</text:p>
        </text:list-item>
      </text:list>
      <text:list xml:id="list8855656753349061712" text:style-name="L3">
        <text:list-item>
          <text:list>
            <text:list-item>
              <text:p text:style-name="P45">Localized help : resolved non-functional hyperlink due to API incompatibility introduced by Apache OpenOffice 4.1 (and LibreOffice 4.0).</text:p>
            </text:list-item>
          </text:list>
        </text:list-item>
      </text:list>
      <text:list xml:id="list39727526" text:continue-list="list5775792415577420283" text:style-name="L2">
        <text:list-item>
          <text:p text:style-name="P44">Version 2.1.1 :</text:p>
        </text:list-item>
      </text:list>
      <text:list xml:id="list494209667152384986"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9726252" text:continue-list="list39727526" text:style-name="L2">
        <text:list-item>
          <text:p text:style-name="P44">Version 2.1.0 :</text:p>
        </text:list-item>
      </text:list>
      <text:list xml:id="list786948340087088484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9730457" text:continue-list="list39726252" text:style-name="L2">
        <text:list-item>
          <text:p text:style-name="P44">Version 2.0.0 :</text:p>
        </text:list-item>
      </text:list>
      <text:list xml:id="list301900038951300201"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9735424" text:continue-list="list39730457" text:style-name="L2">
        <text:list-item>
          <text:p text:style-name="P44">Version 1.5.3 :</text:p>
        </text:list-item>
      </text:list>
      <text:list xml:id="list819409082895072568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417213956044502214"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52391758940676161"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248352986441422975"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20458561762007263"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799871125878490125"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475149149969632864"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72246548784067384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709039223274929998"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222934671110575349"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99484715018117046" text:style-name="L17">
        <text:list-item>
          <text:p text:style-name="P59">Arg1 : <text:span text:style-name="InstructionMacro">String</text:span> : mandatory, type of control used for the button</text:p>
        </text:list-item>
      </text:list>
      <text:list xml:id="list8414927838078739643"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781460306147480788"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079321603714174734"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78322074914504639"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392144165078804307"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9585232078594145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60435922708710651"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6957780121613262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80631111398488076"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4397282647650587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25193621747608577"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295103823262105831"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50711902495550945"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085346887090312080"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6791236406594232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12567884511518825"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39916063750336398"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ext:soft-page-break/>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7205012263115834"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93500364446348717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9759250271952324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701214789166994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9726290"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95079073925249495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152179261307149066"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44715532467649306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0</dc:date>
     <text:p>internal</text:p>
     <text:p>Page2</text:p>
     <text:p/>
    </office:annotation>Paragraph styles</text:p>
      <text:p text:style-name="P28"><office:annotation>
     <dc:creator>BM</dc:creator>
     <dc:date>2008-03-13T00:00:00.60</dc:date>
     <text:p>internal</text:p>
     <text:p>Page7</text:p>
     <text:p/>
    </office:annotation>Hyperlinks</text:p>
      <text:p text:style-name="hlp_5f_paragraph"><text:span text:style-name="T14"><office:annotation>
      <dc:creator>BM</dc:creator>
      <dc:date>2008-03-13T00:00:00.60</dc:date>
      <text:p>internal</text:p>
      <text:p>Page3</text:p>
      <text:p/>
     </office:annotation></text:span><text:span text:style-name="T14">Text formatting</text:span></text:p>
      <text:p text:style-name="P28"><office:annotation>
     <dc:creator>BM</dc:creator>
     <dc:date>2008-03-26T00:00:00.6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60</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1</dc:date>
     <text:p>external</text:p>
     <text:p>text/swriter/main0210.xhp</text:p>
     <text:p/>
    </office:annotation><text:span text:style-name="T14">Preview topic</text:span> </text:p>
      <text:p text:style-name="hlp_5f_paragraph">This hyperlink displays <text:s/><office:annotation>
     <dc:creator>BM</dc:creator>
     <dc:date>2008-03-15T00:00:00.6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741380" text:continue-list="list1935003644463487175"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9735399" text:continue-list="list397262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2</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2</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2</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9744107" text:continue-list="list39741380"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9731215" text:continue-list="list39735399"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text:soft-page-break/></text:p>
      <text:p text:style-name="hlp_5f_head5">Formatting a work in progress:</text:p>
      <text:p text:style-name="hlp_5f_paragraph">A work in progress has no third level heading.</text:p>
      <text:list xml:id="list3972449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971779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7 Import/Export for LibreOffice.")
  setDisplayName("de", "yw-cnv - yw7-Import/Export für LibreOffice.")
  setTooltip("en, de", "en") ' deprecated ! starting from 3.1,use instead setExtensionDescription
  
  setPublisherName("en", "Peter Triesberger", "https://github.com/peter88213")
  setLicense("en")

  beginUpdateInformation("direct", "direct") 
	setUpdateSource("https://raw.githubusercontent.com/peter88213/yw-cnv/main/", "https://raw.githubusercontent.com/peter88213/yw-cnv/main/dist/")
  endUpdateInformation
  
endDescription  



beginAnnexes 
  useLibrary("Python", "yw-cnv/")
endAnnexes

beginAddonUI


  beginOfficeHelp
	   beginTitles
	  	setTitle("yw7 Import/Export Help", "en")
    	setTitle("yw7 Import/Export Hilfe", "de")
      endTitles
      setURL("Python", "help/help.py", "show_help")
  endOfficeHelp

  beginOfficeMenuBarMerging  

    beginMergeInstruction("StartModule, Writer, Calc")
    
      setMergePoint(".uno:PickList\.uno:Save", "AddBefore", "Ignore")
      
      beginMergeItems
      
        addSeparator
        
		beginCommand
            beginTitles("Writer, Calc")
		 	    setTitle("Export to yw7", "en")
		        setTitle("Zu yw7 exportieren", "de")
            endTitles
            setURL("Python", "yw-cnv/cnvyw.py", "export_yw")
		endCommand

		addSeparator
		
        beginMenu

          beginTitles
	 	    setTitle("Import from yw7", "en")
	        setTitle("Von yw7 importieren", "de")
          endTitles
		  
          beginMenuItems

			beginCommand
	            beginTitles
			 	    setTitle("Import from yw7", "en")
			        setTitle("Von yw7 importieren", "de")
	            endTitles
	            setURL("Python", "yw-cnv/cnvyw.py", "import_yw")
			endCommand

			beginCommand
	            beginTitles
			 	    setTitle("Import from yw7 for proof reading", "en")
			        setTitle("Von yw7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addSeparator	   	     

      	endMergeItems      
      
    endMergeInstruction

  endOfficeMenuBarMerging




  beginAddonMenu

    beginMenu

      beginTitles
	      setTitle("yw7 Import/Export")
      endTitles

      beginMenuItems
   
		beginCommand
            beginTitles("Writer, Calc")
		 	    setTitle("Export to yw7", "en")
		        setTitle("Zu yw7 exportieren", "de")
            endTitles
            setURL("Python", "yw-cnv/cnvyw.py", "export_yw")

		endCommand

       	addSeparator

		beginCommand
            beginTitles
		 	    setTitle("Import from yw7", "en")
		        setTitle("von yw7 importieren", "de")
            endTitles
            setURL("Python", "yw-cnv/cnvyw.py", "import_yw")

		endCommand
		
		beginCommand
            beginTitles
		 	    setTitle("Import from yw7 for proof reading", "en")
		        setTitle("von yw7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andsliste", "de")            
		 	endTitles
            setURL("Python", "yw-cnv/cnvyw.py", "get_itemlist")
		endCommand

       	addSeparator

		beginCommand
            beginTitles
		 	    setTitle("Cross references", "en")
		 	    setTitle("Querverweise", "de")            
		 	endTitles
            setURL("Python", "yw-cnv/cnvyw.py", "get_xref")
		endCommand
			
       	addSeparator		
		
		beginCommand
            beginTitles
		 	    setTitle("Help", "en")
		        setTitle("Hilfe", "de")
            endTitles
            setURL("Python", "help/help.py",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Python", "yw-cnv/cnvyw.py", "get_manuscript")
			endCommand

			beginCommand
	            beginTitles
			 	    setTitle("Scene descriptions", "en")
				 	setTitle("Szenebeschreibungen", "de")
	            endTitles
	            setURL("Python", "yw-cnv/cnvyw.py", "get_scenedesc")
			endCommand

			beginCommand
	            beginTitles
			 	    setTitle("Chapter descriptions", "en")
				 	setTitle("Kapitelbeschreibungen", "de")
	            endTitles
	            setURL("Python", "yw-cnv/cnvyw.py", "get_chapterdesc")
			endCommand

			beginCommand
	            beginTitles
			 	    setTitle("Part descriptions", "en")
				 	setTitle("Teilebeschreibungen", "de")		            
	            endTitles
	            setURL("Python", "yw-cnv/cnvyw.py", "get_partdesc")
			endCommand

        	addSeparator
        	
			beginCommand
	            beginTitles
			 	    setTitle("Character descriptions", "en")
				 	setTitle("Figurenbeschreibungen", "de")		            
	            endTitles
	            setURL("Python", "yw-cnv/cnvyw.py", "get_chardesc")
			endCommand

			beginCommand
	            beginTitles
			 	    setTitle("Location descriptions", "en")
				 	setTitle("Schauplatzbeschreibungen", "de")		            
	            endTitles
	            setURL("Python", "yw-cnv/cnvyw.py", "get_locdesc")
			endCommand

			beginCommand
	            beginTitles
			 	    setTitle("Item descriptions", "en")
				 	setTitle("Gegenstandsbeschreibungen", "de")		            
	            endTitles
	            setURL("Python", "yw-cnv/cnvyw.py", "get_itemdesc")
			endCommand

        	addSeparator

			beginCommand
	            beginTitles
			 	    setTitle("Scene list", "en")
				 	setTitle("Szenenliste", "de")		            
	            endTitles
	            setURL("Python", "yw-cnv/cnvyw.py", "get_scenelist")
			endCommand


			beginCommand
	            beginTitles
			 	    setTitle("Notes chapters", "en")
				 	setTitle("Notizen-Kapitel", "de")		            
	            endTitles
	            setURL("Python", "yw-cnv/cnvyw.py", "get_notes")
			endCommand

				beginCommand
			        beginTitles
				 	    setTitle("Todo chapters", "en")
				 	    setTitle("Planungs-Kapitel", "de")		            
			        endTitles
			        setURL("Python", "yw-cnv/cnvyw.py", "get_todo")
				endCommand
	
        	addSeparator

			beginCommand
	            beginTitles
			 	    setTitle("Help", "en")
		        	setTitle("Hilfe", "de")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beginCommand
        	beginTitles
	 	    	setTitle("Indent paragraphs that start with '&gt; '", "en")
	        	setTitle("Absätze einrücken, die mit '&gt; ' beginnen", "de")
        	endTitles
   			setURL("Python", "yw-cnv/cnvyw.py", "indent_paragraphs")
		endCommand
	
		beginCommand
            beginTitles
		 	    setTitle("Replace list strokes with bullets", "en")
		        setTitle("Aufzählungsstriche ersetzen", "de")
            endTitles
    		setURL("Python", "yw-cnv/cnvyw.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